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05cm" draw:marker-end-width="0.0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cm" svg:height="1cm" svg:x="2.2cm" svg:y="12.1cm">
          <text:p text:style-name="P1"><text:span text:style-name="T1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6cm" svg:height="1cm" svg:x="2.2cm" svg:y="14.1cm">
          <text:p text:style-name="P1"><text:span text:style-name="T1">Development</text:span></text:p>
          <text:p text:style-name="P1"><text:span text:style-name="T1">test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6cm" svg:height="1cm" svg:x="9.2cm" svg:y="13.1cm">
          <text:p text:style-name="P1"><text:span text:style-name="T1">Feature set</text:span></text:p>
          <text:p text:style-name="P1"><text:span text:style-name="T1">defin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6cm" svg:height="1cm" svg:x="5.9cm" svg:y="14.1cm">
          <text:p text:style-name="P1"><text:span text:style-name="T1">Development</text:span></text:p>
          <text:p text:style-name="P1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6cm" svg:height="1cm" svg:x="13.6cm" svg:y="12.1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6cm" svg:height="1cm" svg:x="13.6cm" svg:y="14.1cm">
          <text:p text:style-name="P1"><text:span text:style-name="T1">Labeled dev.</text:span><text:span text:style-name="T1"><text:line-break/></text:span><text:span text:style-name="T1">test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6cm" svg:height="1cm" svg:x="5.9cm" svg:y="12.1cm">
          <text:p text:style-name="P1"><text:span text:style-name="T1">Training</text:span><text:span text:style-name="T1"><text:line-break/></text:span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6cm" svg:height="1cm" svg:x="17.4cm" svg:y="13.1cm">
          <text:p text:style-name="P1"><text:span text:style-name="T1">Evaluation</text:span><text:span text:style-name="T1"><text:line-break/></text:span><text:span text:style-name="T1">result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8cm" svg:y1="12.6cm" svg:x2="5.9cm" svg:y2="12.6cm" draw:start-shape="id1" draw:start-glue-point="1" draw:end-shape="id2" draw:end-glue-point="3" svg:d="m4800 12600h1100" svg:viewBox="0 0 1101 1">
          <text:p/>
        </draw:connector>
        <draw:connector draw:style-name="gr2" draw:text-style-name="P2" draw:layer="layout" svg:x1="4.8cm" svg:y1="14.6cm" svg:x2="5.9cm" svg:y2="14.6cm" draw:start-shape="id3" draw:start-glue-point="1" draw:end-shape="id4" draw:end-glue-point="3" svg:d="m4800 14600h1100" svg:viewBox="0 0 1101 1">
          <text:p/>
        </draw:connector>
        <draw:connector draw:style-name="gr2" draw:text-style-name="P2" draw:layer="layout" svg:x1="8.5cm" svg:y1="12.6cm" svg:x2="13.6cm" svg:y2="12.6cm" draw:start-shape="id2" draw:start-glue-point="1" draw:end-shape="id5" draw:end-glue-point="3" svg:d="m8500 12600h5100" svg:viewBox="0 0 5101 1">
          <text:p/>
        </draw:connector>
        <draw:connector draw:style-name="gr2" draw:text-style-name="P2" draw:layer="layout" svg:x1="8.5cm" svg:y1="14.6cm" svg:x2="13.6cm" svg:y2="14.6cm" draw:start-shape="id4" draw:start-glue-point="1" draw:end-shape="id6" draw:end-glue-point="3" svg:d="m8500 14600h5100" svg:viewBox="0 0 5101 1">
          <text:p/>
        </draw:connector>
        <draw:connector draw:style-name="gr2" draw:text-style-name="P2" draw:layer="layout" svg:x1="14.9cm" svg:y1="13.1cm" svg:x2="14.9cm" svg:y2="14.1cm" draw:start-shape="id5" draw:start-glue-point="2" draw:end-shape="id6" draw:end-glue-point="0" svg:d="m14900 13100v1000" svg:viewBox="0 0 1 1001">
          <text:p/>
        </draw:connector>
        <draw:connector draw:style-name="gr2" draw:text-style-name="P2" draw:layer="layout" svg:x1="16.2cm" svg:y1="14.6cm" svg:x2="17.4cm" svg:y2="13.6cm" draw:start-shape="id6" draw:start-glue-point="1" draw:end-shape="id7" draw:end-glue-point="3" svg:d="m16200 14600h600v-1000h600" svg:viewBox="0 0 1201 1001">
          <text:p/>
        </draw:connector>
        <draw:connector draw:style-name="gr2" draw:text-style-name="P2" draw:layer="layout" svg:x1="11.8cm" svg:y1="13.6cm" svg:x2="13.6cm" svg:y2="12.6cm" draw:start-shape="id8" draw:start-glue-point="1" draw:end-shape="id5" draw:end-glue-point="3" svg:d="m11800 13600h900v-1000h900" svg:viewBox="0 0 1801 1001">
          <text:p/>
        </draw:connector>
        <draw:connector draw:style-name="gr2" draw:text-style-name="P2" draw:layer="layout" svg:x1="11.8cm" svg:y1="13.6cm" svg:x2="13.6cm" svg:y2="14.6cm" draw:start-shape="id8" draw:start-glue-point="1" draw:end-shape="id6" draw:end-glue-point="3" svg:d="m11800 13600h900v1000h900" svg:viewBox="0 0 18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80808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64360 </meta:initial-creator>
    <meta:creation-date>2014-05-02T09:48:40.949565597</meta:creation-date>
    <dc:date>2014-05-02T10:26:09.534792789</dc:date>
    <dc:creator>p264360 </dc:creator>
    <meta:editing-duration>PT24M56S</meta:editing-duration>
    <meta:editing-cycles>7</meta:editing-cycles>
    <meta:generator>LibreOffice/4.1.4.2$Linux_X86_64 LibreOffice_project/410m0$Build-2</meta:generator>
    <meta:document-statistic meta:object-count="16"/>
  </office:meta>
</office:document-meta>
</file>